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58cm" svg:y1="3.05cm" svg:x2="3.058cm" svg:y2="0.461cm">
          <text:p/>
        </draw:line>
        <draw:line draw:style-name="gr1" draw:text-style-name="P1" draw:layer="layout" svg:x1="3.061cm" svg:y1="3.048cm" svg:x2="6.317cm" svg:y2="3.048cm">
          <text:p/>
        </draw:line>
        <draw:frame draw:style-name="gr2" draw:text-style-name="P2" draw:layer="layout" svg:width="2.373cm" svg:height="0.802cm" svg:x="3.47cm" svg:y="2.883cm">
          <draw:text-box>
            <text:p><text:span text:style-name="T1">قصرِ دور برقی رو</text:span></text:p>
          </draw:text-box>
        </draw:frame>
        <draw:path draw:style-name="gr3" draw:text-style-name="P1" draw:layer="layout" svg:width="2.803cm" svg:height="2.428cm" draw:transform="skewX (-0.0020943951023928) rotate (0.0027925268031904) translate (3.04974969090728cm 0.618846705805848cm)" svg:viewBox="0 0 2804 2429" svg:d="m0 3684c1835 0 2804-2429 2804-2429">
          <text:p/>
        </draw:path>
        <draw:frame draw:style-name="gr2" draw:text-style-name="P2" draw:layer="layout" svg:width="2.212cm" svg:height="0.802cm" draw:transform="rotate (1.5707963267946) translate (2.212cm 2.764cm)">
          <draw:text-box>
            <text:p><text:span text:style-name="T1">طاقت کا ضیاء</text:span></text:p>
          </draw:text-box>
        </draw:frame>
        <draw:frame draw:style-name="gr4" draw:layer="layout" svg:width="0.574cm" svg:height="0.529cm" svg:x="6.268cm" svg:y="2.78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7-02T14:16:06</dc:date>
    <dc:creator>khalid khan</dc:creator>
    <meta:editing-duration>PT04H19M49S</meta:editing-duration>
    <meta:editing-cycles>16</meta:editing-cycles>
    <meta:generator>OpenOffice.org/3.1$Linux OpenOffice.org_project/310m19$Build-9420</meta:generator>
    <meta:document-statistic meta:object-count="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i>a</math:mi>
    </math:msub>
    <math:annotation math:encoding="StarMath 5.0">I_a</math:annotation>
  </math:semantics>
</math:math>
</file>